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wiss"/>
    <style:font-face style:name="Arial1" svg:font-family="Arial" style:font-family-generic="system" style:font-pitch="variable"/>
    <style:font-face style:name="Courier New" svg:font-family="'Courier New'" style:font-adornments="Normal" style:font-family-generic="modern" style:font-pitch="fixed"/>
    <style:font-face style:name="DINOT" svg:font-family="DINOT" style:font-family-generic="roman" style:font-pitch="variable"/>
    <style:font-face style:name="DINOT-Bold" svg:font-family="DINOT-Bold" style:font-family-generic="roman" style:font-pitch="variable"/>
    <style:font-face style:name="DINOT-Italic" svg:font-family="DINOT-Italic" style:font-family-generic="roman" style:font-pitch="variable"/>
    <style:font-face style:name="DINOT-Medium" svg:font-family="DINOT-Medium" style:font-family-generic="roman"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automatic-styles>
    <style:style style:name="Tableau5" style:family="table">
      <style:table-properties style:width="3.251cm" fo:margin-left="1cm" fo:margin-top="0cm" fo:margin-bottom="0cm" table:align="left" style:writing-mode="lr-tb"/>
    </style:style>
    <style:style style:name="Tableau5.A" style:family="table-column">
      <style:table-column-properties style:column-width="1.752cm"/>
    </style:style>
    <style:style style:name="Tableau5.B" style:family="table-column">
      <style:table-column-properties style:column-width="1.498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writing-mode="lr-tb"/>
    </style:style>
    <style:style style:name="Tableau6" style:family="table">
      <style:table-properties style:width="4.752cm" fo:margin-left="1cm" fo:margin-top="0cm" fo:margin-bottom="0cm" table:align="left" style:writing-mode="lr-tb"/>
    </style:style>
    <style:style style:name="Tableau6.A" style:family="table-column">
      <style:table-column-properties style:column-width="1.998cm"/>
    </style:style>
    <style:style style:name="Tableau6.B" style:family="table-column">
      <style:table-column-properties style:column-width="2.752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writing-mode="lr-tb"/>
    </style:style>
    <style:style style:name="Tableau6.9" style:family="table-row">
      <style:table-row-properties style:min-row-height="0.25cm" fo:keep-together="auto"/>
    </style:style>
    <style:style style:name="P1" style:family="paragraph" style:parent-style-name="Standard">
      <style:paragraph-properties fo:margin-top="0cm" fo:margin-bottom="0cm" style:contextual-spacing="false" fo:text-align="start" style:justify-single-word="false" fo:orphans="2" fo:widows="2"/>
      <style:text-properties style:font-name="Aptos" fo:font-size="12pt" fo:language="fr" fo:country="FR" style:letter-kerning="false" style:font-name-asian="Aptos1" style:font-size-asian="12pt" style:language-asian="en" style:country-asian="US" style:font-name-complex="F" style:font-size-complex="12pt" style:language-complex="ar" style:country-complex="SA"/>
    </style:style>
    <style:style style:name="P2" style:family="paragraph" style:parent-style-name="Standard" style:list-style-name="WWNum8"/>
    <style:style style:name="P3" style:family="paragraph" style:parent-style-name="Standard" style:list-style-name="WWNum4"/>
    <style:style style:name="P4" style:family="paragraph" style:parent-style-name="Standard">
      <style:text-properties fo:language="pt" fo:country="BR"/>
    </style:style>
    <style:style style:name="P5" style:family="paragraph" style:parent-style-name="Standard">
      <style:text-properties fo:language="pt" fo:country="BR" fo:font-weight="bold" style:font-weight-asian="bold" style:font-weight-complex="bold"/>
    </style:style>
    <style:style style:name="P6" style:family="paragraph" style:parent-style-name="Standard" style:list-style-name="WWNum5"/>
    <style:style style:name="P7" style:family="paragraph" style:parent-style-name="Standard" style:list-style-name="WWNum3"/>
    <style:style style:name="P8" style:family="paragraph" style:parent-style-name="Standard">
      <style:text-properties fo:font-weight="bold" style:font-weight-asian="bold" style:font-weight-complex="bold"/>
    </style:style>
    <style:style style:name="P9" style:family="paragraph" style:parent-style-name="Standard" style:list-style-name="WWNum6"/>
    <style:style style:name="P10" style:family="paragraph" style:parent-style-name="Standard">
      <style:paragraph-properties fo:margin-left="0.635cm"/>
      <style:text-properties officeooo:paragraph-rsid="000ac0c6"/>
    </style:style>
    <style:style style:name="P11" style:family="paragraph" style:parent-style-name="Standard">
      <style:paragraph-properties fo:text-align="center" style:justify-single-word="false"/>
    </style:style>
    <style:style style:name="P12" style:family="paragraph" style:parent-style-name="Standard">
      <style:text-properties officeooo:paragraph-rsid="000ce3c9"/>
    </style:style>
    <style:style style:name="P13" style:family="paragraph" style:parent-style-name="Standard">
      <style:paragraph-properties fo:margin-left="0.635cm"/>
      <style:text-properties officeooo:rsid="000ce3c9" officeooo:paragraph-rsid="000ac0c6"/>
    </style:style>
    <style:style style:name="P14" style:family="paragraph" style:parent-style-name="Standard">
      <style:paragraph-properties fo:margin-left="0.635cm"/>
      <style:text-properties officeooo:rsid="000ce3c9" officeooo:paragraph-rsid="000ce3c9"/>
    </style:style>
    <style:style style:name="P15" style:family="paragraph" style:parent-style-name="Standard">
      <style:text-properties officeooo:rsid="000ce3c9" officeooo:paragraph-rsid="000ce3c9"/>
    </style:style>
    <style:style style:name="P16" style:family="paragraph" style:parent-style-name="Standard">
      <style:text-properties officeooo:paragraph-rsid="000dff7b"/>
    </style:style>
    <style:style style:name="P17" style:family="paragraph" style:parent-style-name="Text_20_body" style:list-style-name="L4">
      <style:text-properties officeooo:paragraph-rsid="000ce3c9"/>
    </style:style>
    <style:style style:name="P18" style:family="paragraph" style:parent-style-name="Text_20_body" style:list-style-name="L6">
      <style:text-properties officeooo:paragraph-rsid="000ce3c9"/>
    </style:style>
    <style:style style:name="T1" style:family="text">
      <style:text-properties style:text-position="super 58%"/>
    </style:style>
    <style:style style:name="T2" style:family="text">
      <style:text-properties fo:language="pt" fo:country="BR"/>
    </style:style>
    <style:style style:name="T3" style:family="text">
      <style:text-properties fo:language="pt" fo:country="B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officeooo:rsid="000ce3c9"/>
    </style:style>
    <style:style style:name="T6" style:family="text">
      <style:text-properties style:font-name="DINOT" fo:font-size="13pt" style:font-size-asian="13pt"/>
    </style:style>
    <style:style style:name="T7" style:family="text">
      <style:text-properties style:text-line-through-style="none" style:text-line-through-type="none" style:font-name="DINOT-Medium" fo:font-style="normal" style:text-underline-style="none" fo:font-weight="normal" style:font-style-asian="normal" style:font-weight-asian="normal"/>
    </style:style>
    <style:style style:name="T8" style:family="text">
      <style:text-properties style:text-line-through-style="none" style:text-line-through-type="none" style:font-name="DINOT-Italic" fo:font-size="11pt" fo:font-style="normal" style:text-underline-style="none" fo:font-weight="normal" style:font-size-asian="11pt" style:font-style-asian="normal" style:font-weight-asian="normal"/>
    </style:style>
    <style:style style:name="T9" style:family="text">
      <style:text-properties fo:color="#000000" loext:opacity="100%" style:font-name="DINOT" fo:font-size="11pt" fo:font-style="normal" fo:font-weight="normal" style:font-size-asian="11pt" style:font-style-asian="normal" style:font-weight-asian="normal"/>
    </style:style>
    <style:style style:name="T10" style:family="text">
      <style:text-properties fo:color="#000000" loext:opacity="100%" style:text-line-through-style="none" style:text-line-through-type="none" style:font-name="DINOT-Medium" fo:font-size="11pt" fo:font-style="normal" style:text-underline-style="none" fo:font-weight="normal" style:font-size-asian="11pt" style:font-style-asian="normal" style:font-weight-asian="normal"/>
    </style:style>
    <style:style style:name="T11" style:family="text">
      <style:text-properties officeooo:rsid="000dff7b"/>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Nom : NGOYI KASANDA</text:p>
      <text:p text:style-name="Standard">Prénom : Ruphin</text:p>
      <text:p text:style-name="Standard">Classe : 1<text:span text:style-name="T1">ère</text:span> année BTS SIO/ Slam </text:p>
      <text:p text:style-name="Standard"/>
      <text:p text:style-name="P11"/>
      <text:p text:style-name="P11"><text:span text:style-name="T11">Atelier</text:span> n ° <text:span text:style-name="T11">2</text:span></text:p>
      <text:p text:style-name="P16"><text:span text:style-name="T11">Présentation rapide du contexte </text:span></text:p>
      <text:p text:style-name="P16"/>
      <text:p text:style-name="P16">Dans le cadre de notre formation en développement d'applications, nous avons été chargés de concevoir une application de gestion du personnel et de leurs absences. L'objectif principal est de permettre aux utilisateurs de gérer efficacement les informations relatives aux employés et de suivre leurs absences. Ce projet nous a permis de mettre en pratique les concepts abordés en cours, notamment l'architecture MVC, la gestion de bases de données relationnelles avec SQL, et l'utilisation d'outils de versioning comme GitHub. </text:p>
      <text:p text:style-name="P16"/>
      <text:p text:style-name="P16">Script SQL complet de la base de données </text:p>
      <text:p text:style-name="P16"/>
      <text:p text:style-name="P16">-- Création de la table des employés</text:p>
      <text:p text:style-name="P16">CREATE TABLE employes (</text:p>
      <text:p text:style-name="P16"><text:s text:c="4"/>id INT PRIMARY KEY AUTO_INCREMENT,</text:p>
      <text:p text:style-name="P16"><text:s text:c="4"/>nom VARCHAR(100) NOT NULL,</text:p>
      <text:p text:style-name="P16"><text:s text:c="4"/>prenom VARCHAR(100) NOT NULL,</text:p>
      <text:p text:style-name="P16"><text:s text:c="4"/>email VARCHAR(100) UNIQUE NOT NULL,</text:p>
      <text:p text:style-name="P16"><text:s text:c="4"/>poste VARCHAR(100),</text:p>
      <text:p text:style-name="P16"><text:s text:c="4"/>date_embauche DATE</text:p>
      <text:p text:style-name="P16">);</text:p>
      <text:p text:style-name="P16"/>
      <text:p text:style-name="P16">-- Création de la table des absences</text:p>
      <text:p text:style-name="P16">CREATE TABLE absences (</text:p>
      <text:p text:style-name="P16"><text:s text:c="4"/>id INT PRIMARY KEY AUTO_INCREMENT,</text:p>
      <text:p text:style-name="P16"><text:s text:c="4"/>id_employe INT NOT NULL,</text:p>
      <text:p text:style-name="P16"><text:s text:c="4"/>date_debut DATE NOT NULL,</text:p>
      <text:p text:style-name="P16"><text:s text:c="4"/>date_fin DATE NOT NULL,</text:p>
      <text:p text:style-name="P16"><text:s text:c="4"/>type_absence VARCHAR(50),</text:p>
      <text:p text:style-name="P16"><text:s text:c="4"/>commentaire TEXT,</text:p>
      <text:p text:style-name="P16"><text:s text:c="4"/>FOREIGN KEY (id_employe) REFERENCES employes(id)</text:p>
      <text:p text:style-name="P16">);</text:p>
      <text:p text:style-name="P16"/>
      <text:p text:style-name="P16"/>
      <text:p text:style-name="P16">Ce script crée deux tables : <text:span text:style-name="Source_20_Text">employes</text:span> pour stocker les informations des employés, et <text:span text:style-name="Source_20_Text">absences</text:span> pour enregistrer les périodes d'absence associées à chaque employé. La relation entre les deux tables est établie via une clé étrangère (<text:span text:style-name="Source_20_Text">FOREIGN KEY</text:span>) sur <text:span text:style-name="Source_20_Text">id_employe</text:span> </text:p>
      <text:p text:style-name="P16"/>
      <text:p text:style-name="P16"/>
      <text:p text:style-name="P12"/>
      <text:p text:style-name="P10"/>
      <text:p text:style-name="P10"/>
      <text:p text:style-name="P10"/>
      <text:p text:style-name="P13"/>
      <text:p text:style-name="P14"/>
      <text:p text:style-name="P14"><text:soft-page-break/></text:p>
      <text:p text:style-name="P14"/>
      <text:p text:style-name="P14"/>
      <text:list text:style-name="WWNum8">
        <text:list-header>
          <text:p text:style-name="P2"/>
        </text:list-header>
      </text:list>
      <text:p text:style-name="P12"><text:span text:style-name="Strong_20_Emphasi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Exercice 3</text:p>
      <text:p text:style-name="Standard"/>
      <text:p text:style-name="Standard" loext:marker-style-name="T4">1. Déterminer le niveau de chacun des sommets du graphe.<text:span text:style-name="T4"/></text:p>
      <text:p text:style-name="Standard"/>
      <text:p text:style-name="Standard"/>
      <table:table table:name="Tableau5" table:style-name="Tableau5">
        <table:table-column table:style-name="Tableau5.A"/>
        <table:table-column table:style-name="Tableau5.B"/>
        <table:table-row table:style-name="Tableau5.1">
          <table:table-cell table:style-name="Tableau5.A1" office:value-type="string">
            <text:p text:style-name="P1">Niveau</text:p>
          </table:table-cell>
          <table:table-cell table:style-name="Tableau5.A1" office:value-type="string">
            <text:p text:style-name="P1">Tâche</text:p>
          </table:table-cell>
        </table:table-row>
        <table:table-row table:style-name="Tableau5.1">
          <table:table-cell table:style-name="Tableau5.A1" office:value-type="string">
            <text:p text:style-name="P1">0</text:p>
          </table:table-cell>
          <table:table-cell table:style-name="Tableau5.A1" office:value-type="string">
            <text:p text:style-name="P1">A ,D</text:p>
          </table:table-cell>
        </table:table-row>
        <table:table-row table:style-name="Tableau5.1">
          <table:table-cell table:style-name="Tableau5.A1" office:value-type="string">
            <text:p text:style-name="P1">1</text:p>
          </table:table-cell>
          <table:table-cell table:style-name="Tableau5.A1" office:value-type="string">
            <text:p text:style-name="P1">B,E</text:p>
          </table:table-cell>
        </table:table-row>
        <table:table-row table:style-name="Tableau5.1">
          <table:table-cell table:style-name="Tableau5.A1" office:value-type="string">
            <text:p text:style-name="P1">2</text:p>
          </table:table-cell>
          <table:table-cell table:style-name="Tableau5.A1" office:value-type="string">
            <text:p text:style-name="P1">C,F</text:p>
          </table:table-cell>
        </table:table-row>
        <table:table-row table:style-name="Tableau5.1">
          <table:table-cell table:style-name="Tableau5.A1" office:value-type="string">
            <text:p text:style-name="P1">3</text:p>
          </table:table-cell>
          <table:table-cell table:style-name="Tableau5.A1" office:value-type="string">
            <text:p text:style-name="P1">G</text:p>
          </table:table-cell>
        </table:table-row>
        <table:table-row table:style-name="Tableau5.1">
          <table:table-cell table:style-name="Tableau5.A1" office:value-type="string">
            <text:p text:style-name="P1">4</text:p>
          </table:table-cell>
          <table:table-cell table:style-name="Tableau5.A1" office:value-type="string">
            <text:p text:style-name="P1">H</text:p>
          </table:table-cell>
        </table:table-row>
      </table:table>
      <text:p text:style-name="Standard"/>
      <text:p text:style-name="Standard" loext:marker-style-name="T4">2. Donner le tableau des successeurs.<text:span text:style-name="T4"/></text:p>
      <text:p text:style-name="Standard"/>
      <text:p text:style-name="Standard"/>
      <table:table table:name="Tableau6" table:style-name="Tableau6">
        <table:table-column table:style-name="Tableau6.A"/>
        <table:table-column table:style-name="Tableau6.B"/>
        <table:table-row table:style-name="Tableau6.1">
          <table:table-cell table:style-name="Tableau6.A1" office:value-type="string">
            <text:p text:style-name="P1">Tâche</text:p>
          </table:table-cell>
          <table:table-cell table:style-name="Tableau6.A1" office:value-type="string">
            <text:p text:style-name="P1">Successeurs</text:p>
          </table:table-cell>
        </table:table-row>
        <table:table-row table:style-name="Tableau6.1">
          <table:table-cell table:style-name="Tableau6.A1" office:value-type="string">
            <text:p text:style-name="P1">A</text:p>
          </table:table-cell>
          <table:table-cell table:style-name="Tableau6.A1" office:value-type="string">
            <text:p text:style-name="P1">B</text:p>
          </table:table-cell>
        </table:table-row>
        <table:table-row table:style-name="Tableau6.1">
          <table:table-cell table:style-name="Tableau6.A1" office:value-type="string">
            <text:p text:style-name="P1">B</text:p>
          </table:table-cell>
          <table:table-cell table:style-name="Tableau6.A1" office:value-type="string">
            <text:p text:style-name="P1">C,F</text:p>
          </table:table-cell>
        </table:table-row>
        <table:table-row table:style-name="Tableau6.1">
          <table:table-cell table:style-name="Tableau6.A1" office:value-type="string">
            <text:p text:style-name="P1">C</text:p>
          </table:table-cell>
          <table:table-cell table:style-name="Tableau6.A1" office:value-type="string">
            <text:p text:style-name="P1">G</text:p>
          </table:table-cell>
        </table:table-row>
        <table:table-row table:style-name="Tableau6.1">
          <table:table-cell table:style-name="Tableau6.A1" office:value-type="string">
            <text:p text:style-name="P1">D</text:p>
          </table:table-cell>
          <table:table-cell table:style-name="Tableau6.A1" office:value-type="string">
            <text:p text:style-name="P1">E</text:p>
          </table:table-cell>
        </table:table-row>
        <table:table-row table:style-name="Tableau6.1">
          <table:table-cell table:style-name="Tableau6.A1" office:value-type="string">
            <text:p text:style-name="P1">E</text:p>
          </table:table-cell>
          <table:table-cell table:style-name="Tableau6.A1" office:value-type="string">
            <text:p text:style-name="P1">F</text:p>
          </table:table-cell>
        </table:table-row>
        <table:table-row table:style-name="Tableau6.1">
          <table:table-cell table:style-name="Tableau6.A1" office:value-type="string">
            <text:p text:style-name="P1">F</text:p>
          </table:table-cell>
          <table:table-cell table:style-name="Tableau6.A1" office:value-type="string">
            <text:p text:style-name="P1">G</text:p>
          </table:table-cell>
        </table:table-row>
        <table:table-row table:style-name="Tableau6.1">
          <table:table-cell table:style-name="Tableau6.A1" office:value-type="string">
            <text:p text:style-name="P1">G</text:p>
          </table:table-cell>
          <table:table-cell table:style-name="Tableau6.A1" office:value-type="string">
            <text:p text:style-name="P1">H</text:p>
          </table:table-cell>
        </table:table-row>
        <table:table-row table:style-name="Tableau6.9">
          <table:table-cell table:style-name="Tableau6.A1" office:value-type="string">
            <text:p text:style-name="P1">H</text:p>
          </table:table-cell>
          <table:table-cell table:style-name="Tableau6.A1" office:value-type="string">
            <text:p text:style-name="P1">-</text:p>
          </table:table-cell>
        </table:table-row>
      </table:table>
      <text:p text:style-name="Standard"/>
      <text:p text:style-name="Standard"/>
      <text:p text:style-name="Standard" loext:marker-style-name="T4"><text:soft-page-break/>3. Construire le graphe d’ordonnancement du projet (selon la méthode MPM).<text:span text:style-name="T4"/></text:p>
      <text:p text:style-name="Standard"><text:s text:c="8"/>A(2j) <text:s text:c="7"/>D(10j)</text:p>
      <text:p text:style-name="Standard"><text:s text:c="10"/>| <text:s text:c="11"/>|</text:p>
      <text:p text:style-name="Standard"><text:s text:c="8"/>B(4j) <text:s text:c="7"/>E(1j)</text:p>
      <text:p text:style-name="Standard"><text:s text:c="7"/>/ <text:s text:c="4"/>\ <text:s text:c="8"/>|</text:p>
      <text:p text:style-name="Standard"><text:s text:c="4"/>C(1j) <text:s text:c="2"/>F(3j)&lt;------ </text:p>
      <text:p text:style-name="Standard"><text:s text:c="7"/>\ <text:s text:c="4"/>/</text:p>
      <text:p text:style-name="Standard"><text:s text:c="9"/>G(1j)</text:p>
      <text:p text:style-name="Standard"><text:s text:c="11"/>|</text:p>
      <text:p text:style-name="Standard"><text:s text:c="9"/>H(7j)</text:p>
      <text:p text:style-name="Standard" loext:marker-style-name="T4">4. Déterminer pour chaque tâche les dates au plus tôt et au plus tard.<text:span text:style-name="T4"/></text:p>
      <text:p text:style-name="Standard"/>
      <text:p text:style-name="Standard" loext:marker-style-name="T4">calculer les dates au plus tôt (DPE) et au plus tard (DPL) pour chaque tâche.<text:span text:style-name="T4"/></text:p>
      <text:p text:style-name="Standard" loext:marker-style-name="T4">Dates au plus tôt (DPE)<text:span text:style-name="T4"/></text:p>
      <text:list text:style-name="WWNum4">
        <text:list-item>
          <text:p text:style-name="P3" loext:marker-style-name="T4">A : 0<text:span text:style-name="T4"/></text:p>
        </text:list-item>
        <text:list-item>
          <text:p text:style-name="P3" loext:marker-style-name="T4">B : DPE(A) + Durée(A) = 0 + 2 = 2<text:span text:style-name="T4"/></text:p>
        </text:list-item>
        <text:list-item>
          <text:p text:style-name="P3" loext:marker-style-name="T4">C : DPE(B) + Durée(B) = 2 + 4 = 6<text:span text:style-name="T4"/></text:p>
        </text:list-item>
        <text:list-item>
          <text:p text:style-name="P3" loext:marker-style-name="T4">D : 0<text:span text:style-name="T4"/></text:p>
        </text:list-item>
        <text:list-item>
          <text:p text:style-name="P3" loext:marker-style-name="T3"><text:span text:style-name="T2">E : DPE(D) + Durée(D) = 0 + 10 = 10</text:span><text:span text:style-name="T3"/></text:p>
        </text:list-item>
        <text:list-item>
          <text:p text:style-name="P3" loext:marker-style-name="T4">F : max(DPE(B) + Durée(B), DPE(E) + Durée(E)) = max(2 + 4, 10 + 1) = 11<text:span text:style-name="T4"/></text:p>
        </text:list-item>
        <text:list-item>
          <text:p text:style-name="P3" loext:marker-style-name="T4">G : max(DPE(C) + Durée(C), DPE(F) + Durée(F)) = max(6 + 1, 11 + 3) = 14<text:span text:style-name="T4"/></text:p>
        </text:list-item>
        <text:list-item>
          <text:p text:style-name="P3" loext:marker-style-name="T3"><text:span text:style-name="T2">H : DPE(G) + Durée(G) = 14 + 1 = 15</text:span><text:span text:style-name="T3"/></text:p>
        </text:list-item>
      </text:list>
      <text:p text:style-name="P4" loext:marker-style-name="T2"/>
      <text:p text:style-name="P4" loext:marker-style-name="T2"/>
      <text:p text:style-name="P4" loext:marker-style-name="T2"/>
      <text:p text:style-name="P4" loext:marker-style-name="T2"/>
      <text:p text:style-name="P4" loext:marker-style-name="T2"/>
      <text:p text:style-name="P5" loext:marker-style-name="T3"/>
      <text:p text:style-name="Standard" loext:marker-style-name="T4">Dates au plus tard (DPL)<text:span text:style-name="T4"/></text:p>
      <text:list text:style-name="WWNum5">
        <text:list-item>
          <text:p text:style-name="P6" loext:marker-style-name="T4">H : DPL(H) = DPE(H) = 15<text:span text:style-name="T4"/></text:p>
        </text:list-item>
        <text:list-item>
          <text:p text:style-name="P6" loext:marker-style-name="T3"><text:span text:style-name="T2">G : DPL(H) - Durée(H) = 15 - 7 = 8</text:span><text:span text:style-name="T3"/></text:p>
        </text:list-item>
        <text:list-item>
          <text:p text:style-name="P6" loext:marker-style-name="T4">F : DPL(G) - Durée(G) = 8 - 1 = 7<text:span text:style-name="T4"/></text:p>
        </text:list-item>
        <text:list-item>
          <text:p text:style-name="P6" loext:marker-style-name="T3"><text:span text:style-name="T2">E : DPL(F) - Durée(F) = 7 - 3 = 4</text:span><text:span text:style-name="T3"/></text:p>
        </text:list-item>
        <text:list-item>
          <text:p text:style-name="P6" loext:marker-style-name="T3"><text:span text:style-name="T2">D : DPL(E) - Durée(E) = 4 - 1 = 3</text:span><text:span text:style-name="T3"/></text:p>
        </text:list-item>
        <text:list-item>
          <text:p text:style-name="P6" loext:marker-style-name="T4">C : DPL(G) - Durée(G) = 8 - 1 = 7<text:span text:style-name="T4"/></text:p>
        </text:list-item>
        <text:list-item>
          <text:p text:style-name="P6" loext:marker-style-name="T4">B : min(DPL(C) - Durée(C), DPL(F) - Durée(F)) = min(7 - 1, 7 - 3) = 4<text:span text:style-name="T4"/></text:p>
        </text:list-item>
        <text:list-item>
          <text:p text:style-name="P6" loext:marker-style-name="T4">A : DPL(B) - Durée(B) = 4 - 4 = 0<text:span text:style-name="T4"/></text:p>
        </text:list-item>
      </text:list>
      <text:p text:style-name="Standard"/>
      <text:p text:style-name="Standard"/>
      <text:p text:style-name="Standard" loext:marker-style-name="T4">5. En fait, la réalisation de la tâche B a nécessité 10 jours au lieu de 4 car il a fallu enduire un mur et le laisser sécher avant de le peindre.<text:span text:style-name="T4"/></text:p>
      <text:p text:style-name="Standard"/>
      <text:p text:style-name="Standard"/>
      <text:p text:style-name="Standard" loext:marker-style-name="T4">Le chemin critique est constitué des tâches dont la marge totale est nulle.<text:span text:style-name="T4"/></text:p>
      <text:list text:style-name="WWNum3">
        <text:list-item>
          <text:p text:style-name="P7" loext:marker-style-name="T4">Tâches critiques : A → B → F → G → H<text:span text:style-name="T4"/></text:p>
        </text:list-item>
        <text:list-item>
          <text:p text:style-name="P7" loext:marker-style-name="T4">Durée minimale du projet : 15 jours<text:span text:style-name="T4"/></text:p>
        </text:list-item>
      </text:list>
      <text:p text:style-name="Standard"/>
      <text:p text:style-name="Standard"/>
      <text:p text:style-name="Standard" loext:marker-style-name="T4"><text:line-break/>6. Ce changement a-t-il une incidence sur la durée du projet ? Expliquer pourquoi ?<text:span text:style-name="T4"/></text:p>
      <text:p text:style-name="P8" loext:marker-style-name="T4"><text:soft-page-break/></text:p>
      <text:p text:style-name="Standard" loext:marker-style-name="T4">Si la tâche B prend 10 jours au lieu de 4, la nouvelle date de fin serait :<text:span text:style-name="T4"/></text:p>
      <text:list text:style-name="WWNum6">
        <text:list-item>
          <text:p text:style-name="P9" loext:marker-style-name="T4">DPE(B) : DPE(A) + Durée(A) = 0 + 2 = 2<text:span text:style-name="T4"/></text:p>
        </text:list-item>
        <text:list-item>
          <text:p text:style-name="P9" loext:marker-style-name="T4">DPE(B) : DPE(B) + Durée(B) = 2 + 10 = 12<text:span text:style-name="T4"/></text:p>
        </text:list-item>
        <text:list-item>
          <text:p text:style-name="P9" loext:marker-style-name="T4">DPE(C) : DPE(B) + Durée(B) = 12 + 1 = 13<text:span text:style-name="T4"/></text:p>
        </text:list-item>
        <text:list-item>
          <text:p text:style-name="P9" loext:marker-style-name="T4">DPE(F) : max(DPE(B) + Durée(B), DPE(E) + Durée(E)) = max(12 + 10, 10 + 1) = 22<text:span text:style-name="T4"/></text:p>
        </text:list-item>
        <text:list-item>
          <text:p text:style-name="P9" loext:marker-style-name="T4">DPE(G) : max(DPE(C) + Durée(C), DPE(F) + Durée(F)) = max(13 + 1, 22 + 3) = 25<text:span text:style-name="T4"/></text:p>
        </text:list-item>
        <text:list-item>
          <text:p text:style-name="P9" loext:marker-style-name="T3"><text:span text:style-name="T2">DPE(H) : DPE(G) + Durée(G) = 25 + 1 = 26</text:span><text:span text:style-name="T3"/></text:p>
        </text:list-item>
      </text:list>
      <text:p text:style-name="Standard" loext:marker-style-name="T4">La durée totale du projet serait donc de 26 jours, soit un retard de 11 jours par rapport à la planification initiale.<text:span text:style-name="T4"/></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wiss"/>
    <style:font-face style:name="Arial1" svg:font-family="Arial" style:font-family-generic="system" style:font-pitch="variable"/>
    <style:font-face style:name="Courier New" svg:font-family="'Courier New'" style:font-adornments="Normal" style:font-family-generic="modern" style:font-pitch="fixed"/>
    <style:font-face style:name="DINOT" svg:font-family="DINOT" style:font-family-generic="roman" style:font-pitch="variable"/>
    <style:font-face style:name="DINOT-Bold" svg:font-family="DINOT-Bold" style:font-family-generic="roman" style:font-pitch="variable"/>
    <style:font-face style:name="DINOT-Italic" svg:font-family="DINOT-Italic" style:font-family-generic="roman" style:font-pitch="variable"/>
    <style:font-face style:name="DINOT-Medium" svg:font-family="DINOT-Medium" style:font-family-generic="roman"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2pt" fo:language="fr" fo:country="FR" style:letter-kerning="false" style:font-name-asian="Aptos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ptos" fo:font-size="12pt" fo:language="fr" fo:country="FR" style:letter-kerning="false" style:font-name-asian="Aptos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Titre_20_4_20_C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itre_20_5_20_Car" style:default-outline-level="5" style:list-style-name="" style:class="text">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itre_20_6_20_C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Titre_20_7_20_Car" style:default-outline-level="7" style:list-style-name="" style:class="text">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Titre_20_8_20_Car" style:default-outline-level="8" style:list-style-name="" style:class="text">
      <style:paragraph-properties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itre_20_9_20_Car" style:default-outline-level="9" style:list-style-name="" style:class="text">
      <style:paragraph-properties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re_20_Car" style:class="chapter">
      <style:paragraph-properties fo:margin-top="0cm" fo:margin-bottom="0.141cm" style:contextual-spacing="true"/>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ous-titre_20_Car" style:class="chapter">
      <style:paragraph-properties fo:margin-top="0cm" fo:margin-bottom="0.282cm" style:contextual-spacing="false"/>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ation_20_C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Intense_20_Quote" style:display-name="Intense Quote" style:family="paragraph" style:parent-style-name="Standard" style:next-style-name="Standard" loext:linked-style-name="Citation_20_intense_20_C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 style:family="paragraph">
      <style:paragraph-properties fo:text-align="start" style:justify-single-word="false"/>
      <style:text-properties fo:color="#000000" loext:opacity="100%" style:font-name="DINOT-Medium" fo:font-family="DINOT-Medium" style:font-family-generic="roman" style:font-pitch="variable" fo:font-size="12pt" style:font-size-asian="12pt"/>
    </style:style>
    <style:style style:name="Pa18" style:family="paragraph" style:parent-style-name="Default">
      <style:paragraph-properties style:line-height-at-least="0.39cm"/>
    </style:style>
    <style:style style:name="Pa10" style:family="paragraph" style:parent-style-name="Default">
      <style:paragraph-properties style:line-height-at-least="0.39cm"/>
    </style:style>
    <style:style style:name="Pa11" style:family="paragraph" style:parent-style-name="Default">
      <style:paragraph-properties style:line-height-at-least="0.39cm"/>
    </style:style>
    <style:style style:name="Pa12" style:family="paragraph" style:parent-style-name="Default">
      <style:paragraph-properties style:line-height-at-least="0.39cm"/>
    </style:style>
    <style:style style:name="Default_20_Paragraph_20_Font" style:display-name="Default Paragraph Font" style:family="text"/>
    <style:style style:name="Titre_20_1_20_Car" style:display-name="Titre 1 Car" style:family="text" style:parent-style-name="Default_20_Paragraph_20_Font">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Titre_20_2_20_Car" style:display-name="Titre 2 Car" style:family="text" style:parent-style-name="Default_20_Paragraph_20_Font">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itre_20_3_20_Car" style:display-name="Titre 3 Car" style:family="text" style:parent-style-name="Default_20_Paragraph_20_Font">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re_20_4_20_Car" style:display-name="Titre 4 Car" style:family="text" style:parent-style-name="Default_20_Paragraph_20_Font">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itre_20_5_20_Car" style:display-name="Titre 5 Car" style:family="text" style:parent-style-name="Default_20_Paragraph_20_Font">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Titre_20_6_20_Car" style:display-name="Titre 6 Car" style:family="text" style:parent-style-name="Default_20_Paragraph_20_Font">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itre_20_7_20_Car" style:display-name="Titre 7 Car" style:family="text" style:parent-style-name="Default_20_Paragraph_20_Font">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Titre_20_8_20_Car" style:display-name="Titre 8 Car" style:family="text" style:parent-style-name="Default_20_Paragraph_20_Font">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re_20_9_20_Car" style:display-name="Titre 9 Car" style:family="text" style:parent-style-name="Default_20_Paragraph_20_Font">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re_20_Car" style:display-name="Titre Car" style:family="text" style:parent-style-name="Default_20_Paragraph_20_Font">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ous-titre_20_Car" style:display-name="Sous-titre Car" style:family="text" style:parent-style-name="Default_20_Paragraph_20_Font">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Citation_20_Car" style:display-name="Citation C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Citation_20_intense_20_Car" style:display-name="Citation intense C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9" style:family="text">
      <style:text-properties fo:color="#4e748a" loext:opacity="100%" style:font-name="DINOT-Bold" fo:font-family="DINOT-Bold" style:font-family-generic="roman" style:font-pitch="variable" fo:font-size="14pt" style:font-size-asian="14pt"/>
    </style:style>
    <style:style style:name="ListLabel_20_82" style:display-name="ListLabel 82"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stLabel_20_83" style:display-name="ListLabel 83"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82"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83"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Élisabeth Martins Da Silva</meta:initial-creator>
    <meta:editing-cycles>4</meta:editing-cycles>
    <meta:creation-date>2025-01-09T16:43:00</meta:creation-date>
    <dc:date>2025-06-05T22:57:30.955000000</dc:date>
    <meta:editing-duration>PT2H32M42S</meta:editing-duration>
    <meta:generator>LibreOffice/24.2.5.2$Windows_X86_64 LibreOffice_project/bffef4ea93e59bebbeaf7f431bb02b1a39ee8a59</meta:generator>
    <dc:title>BTS SIO, BLOC 2, SLAM, Devoir 4</dc:title>
    <meta:document-statistic meta:table-count="2" meta:image-count="0" meta:object-count="0" meta:page-count="4" meta:paragraph-count="104" meta:word-count="731" meta:character-count="3571" meta:non-whitespace-character-count="2793"/>
    <meta:user-defined meta:name="AppVersion">16.0000</meta:user-defined>
    <meta:template xlink:type="simple" xlink:actuate="onRequest" xlink:title="Normal.dotm" xlink:href=""/>
  </office:meta>
</office:document-meta>
</file>